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ext-properties style:font-name="Liberation Sans" fo:language="en" fo:country="US" style:font-name-asian="Noto Sans CJK SC Regular" style:font-name-complex="FreeSans"/>
    </style:style>
    <style:style style:name="ce7" style:family="table-cell" style:parent-style-name="Default">
      <style:table-cell-properties fo:background-color="#ffff00"/>
      <style:text-properties style:font-name="Liberation Sans" fo:language="en" fo:country="US" style:font-name-asian="Noto Sans CJK SC Regular" style:font-name-complex="FreeSans"/>
    </style:style>
    <style:style style:name="ce8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/>
      <table:table table:name="Blad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Feature_n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Genes</text:p>
          </table:table-cell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Remarks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ANOVA</text:p>
          </table:table-cell>
          <table:table-cell office:value-type="float" office:value="2184" calcext:value-type="float">
            <text:p>2184</text:p>
          </table:table-cell>
          <table:table-cell office:value-type="float" office:value="17" calcext:value-type="float">
            <text:p>17</text:p>
          </table:table-cell>
          <table:table-cell office:value-type="float" office:value="35076296" calcext:value-type="float">
            <text:p>35076296</text:p>
          </table:table-cell>
          <table:table-cell office:value-type="float" office:value="35282086" calcext:value-type="float">
            <text:p>35282086</text:p>
          </table:table-cell>
          <table:table-cell office:value-type="string" calcext:value-type="string">
            <text:p>155.29</text:p>
          </table:table-cell>
          <table:table-cell office:value-type="string" calcext:value-type="string">
            <text:p>ZPBP2</text:p>
          </table:table-cell>
          <table:table-cell office:value-type="string" calcext:value-type="string">
            <text:p>acrosomal vesicle, acrosome assembly, zona pellucida receptor complex, nucleus, <text:s/>binding of sperm to zona pellucid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KZF3</text:p>
          </table:table-cell>
          <table:table-cell office:value-type="string" calcext:value-type="string">
            <text:p><text:s/>RNA polymerase II regulatory region sequence-specific DNA binding, <text:s/>DNA-binding transcription factor activity; RNA polymerase II-specific, <text:s/>protein binding</text:p>
          </table:table-cell>
          <table:table-cell office:value-type="string" calcext:value-type="string">
            <text:p>Ikaros (ZNFN1A1; 603023), a hemopoietic zinc finger DNA-binding protein, is a central regulator of lymphoid differentiation and is implicated in leukemogenesis. Mice with a mutation in a related zinc finger protein, Aiolos, are prone to B-cell lymphoma.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B7</text:p>
          </table:table-cell>
          <table:table-cell office:value-type="string" calcext:value-type="string">
            <text:p>RNA binding, protein binding</text:p>
          </table:table-cell>
          <table:table-cell office:value-type="string" calcext:value-type="string">
            <text:p>Located next to ERB2 proto-oncogene, commonly co-amplified in breast cancer.</text:p>
          </table:table-cell>
          <table:table-cell table:number-columns-repeated="1015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ERBB2</text:p>
          </table:table-cell>
          <table:table-cell table:style-name="ce2" office:value-type="string" calcext:value-type="string">
            <text:p>MAPK cascade, RNA polymerase I core binding, <text:s/>positive regulation of protein phosphorylation, protein tyrosine kinase activity, transmembrane receptor protein tyrosine kinase activity.</text:p>
          </table:table-cell>
          <table:table-cell table:style-name="ce2" office:value-type="string" calcext:value-type="string">
            <text:p>Also called HER2. Probably the most important marker.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RLD1</text:p>
          </table:table-cell>
          <table:table-cell office:value-type="string" calcext:value-type="string">
            <text:p>Not found in G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CAP</text:p>
          </table:table-cell>
          <table:table-cell office:value-type="string" calcext:value-type="string">
            <text:p>somitogenesis, skeletal muscle contraction, cardiac muscle hypertrophy, <text:s/>protein bindi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float" office:value="17" calcext:value-type="float">
            <text:p>17</text:p>
          </table:table-cell>
          <table:table-cell office:value-type="float" office:value="41062669" calcext:value-type="float">
            <text:p>41062669</text:p>
          </table:table-cell>
          <table:table-cell office:value-type="float" office:value="41447005" calcext:value-type="float">
            <text:p>41447005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microtubule cytoskeleton organization, microglial cell activation, DNA binding, actin binding</text:p>
          </table:table-cell>
          <table:table-cell office:value-type="string" calcext:value-type="string">
            <text:p>Alzheim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PPL2C</text:p>
          </table:table-cell>
          <table:table-cell office:value-type="string" calcext:value-type="string">
            <text:p>endoplasmic reticulum membrane, protein homodimerization activity, <text:s/>integral component of cytoplasmic side of endoplasmic reticulum membrane, Golgi-associated vesicle membrane, lysosomal membrane</text:p>
          </table:table-cell>
          <table:table-cell office:value-type="string" calcext:value-type="string">
            <text:p>Koolen-De Vries Syndrom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F1</text:p>
          </table:table-cell>
          <table:table-cell office:value-type="string" calcext:value-type="string">
            <text:p>corticotrophin-releasing factor receptor activity, intrinsic component of plasma membrane, corticotropin secretion, <text:s/>G protein-coupled receptor activity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17" calcext:value-type="float">
            <text:p>17</text:p>
          </table:table-cell>
          <table:table-cell office:value-type="float" office:value="41458670" calcext:value-type="float">
            <text:p>41458670</text:p>
          </table:table-cell>
          <table:table-cell office:value-type="float" office:value="41494331" calcext:value-type="float">
            <text:p>41494331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microtubule cytoskeleton organization, microglial cell activation, DNA binding, actin binding</text:p>
          </table:table-cell>
          <table:table-cell office:value-type="string" calcext:value-type="string">
            <text:p>Alzheim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characterized protei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office:value-type="float" office:value="17" calcext:value-type="float">
            <text:p>17</text:p>
          </table:table-cell>
          <table:table-cell office:value-type="float" office:value="39280577" calcext:value-type="float">
            <text:p>39280577</text:p>
          </table:table-cell>
          <table:table-cell office:value-type="float" office:value="40847517" calcext:value-type="float">
            <text:p>40847517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A lot of non-coding reg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RHGAP27</text:p>
          </table:table-cell>
          <table:table-cell office:value-type="string" calcext:value-type="string">
            <text:p>GTPase activator activity, nucleus, nucleoplasm, cytosol, <text:s/>receptor-mediated endocytosis, signal transduction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MAP3K14</text:p>
          </table:table-cell>
          <table:table-cell table:style-name="ce2" office:value-type="string" calcext:value-type="string">
            <text:p>MAPK cascade, activation of MAPKK activity, protein kinase activity, <text:s/>protein serine/threonine kinase activity, fibrillar center</text:p>
          </table:table-cell>
          <table:table-cell table:style-name="ce2"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FMNL1</text:p>
          </table:table-cell>
          <table:table-cell table:style-name="ce3" office:value-type="string" calcext:value-type="string">
            <text:p>protein binding, cytosol, plasma membrane, substrate-dependent cell migration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6" calcext:value-type="float">
            <text:p>6</text:p>
          </table:table-cell>
          <table:table-cell office:value-type="float" office:value="135286400" calcext:value-type="float">
            <text:p>135286400</text:p>
          </table:table-cell>
          <table:table-cell office:value-type="float" office:value="135498058" calcext:value-type="float">
            <text:p>135498058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HBS1L</text:p>
          </table:table-cell>
          <table:table-cell office:value-type="string" calcext:value-type="string">
            <text:p>translation elongation factor activity, GTP binding, cytosol, signal transduction, <text:s/>exonucleolytic catabolism of deadenylated mRNA</text:p>
          </table:table-cell>
          <table:table-cell office:value-type="string" calcext:value-type="string">
            <text:p>associated with pancreatic canc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DH8A1</text:p>
          </table:table-cell>
          <table:table-cell office:value-type="string" calcext:value-type="string">
            <text:p>retinal dehydrogenase activity, cytosol, retinal metabolic proces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office:value-type="float" office:value="12" calcext:value-type="float">
            <text:p>12</text:p>
          </table:table-cell>
          <table:table-cell office:value-type="float" office:value="85986743" calcext:value-type="float">
            <text:p>85986743</text:p>
          </table:table-cell>
          <table:table-cell office:value-type="float" office:value="87258350" calcext:value-type="float">
            <text:p>87258350</text:p>
          </table:table-cell>
          <table:table-cell office:value-type="string" calcext:value-type="string">
            <text:p>12.64</text:p>
          </table:table-cell>
          <table:table-cell office:value-type="string" calcext:value-type="string">
            <text:p>A lot of non-coding reg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MTC3</text:p>
          </table:table-cell>
          <table:table-cell table:style-name="ce8" office:value-type="string" calcext:value-type="string">
            <text:p>mannosyltransferase activity, endoplasmic reticulum, integral component of membrane, response to endoplasmic reticulum stres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EP290</text:p>
          </table:table-cell>
          <table:table-cell table:style-name="ce8" office:value-type="string" calcext:value-type="string">
            <text:p>G2/M transition of mitotic cell cycle, protein binding</text:p>
          </table:table-cell>
          <table:table-cell office:value-type="string" calcext:value-type="string">
            <text:p>Expression was widespread in cancerous tissues, but was not detected in corresponding normal tissues. No direct link to breast cancer though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office:value-type="float" office:value="12" calcext:value-type="float">
            <text:p>12</text:p>
          </table:table-cell>
          <table:table-cell office:value-type="float" office:value="70462057" calcext:value-type="float">
            <text:p>70462057</text:p>
          </table:table-cell>
          <table:table-cell office:value-type="float" office:value="70560603" calcext:value-type="float">
            <text:p>70560603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TBC1D15</text:p>
          </table:table-cell>
          <table:table-cell office:value-type="string" calcext:value-type="string">
            <text:p>GTPase activator activity, protein binding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AB21</text:p>
          </table:table-cell>
          <table:table-cell office:value-type="string" calcext:value-type="string">
            <text:p>GTPase activity, protein binding, endoplasmic reticulum membrane </text:p>
          </table:table-cell>
          <table:table-cell office:value-type="string" calcext:value-type="string">
            <text:p>Pellinen et al. (2008) found a deletion of the RAB21 gene in 2 ovarian cancer cell lines and a prostate cancer tumor sample.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office:value-type="float" office:value="17" calcext:value-type="float">
            <text:p>17</text:p>
          </table:table-cell>
          <table:table-cell office:value-type="float" office:value="38035466" calcext:value-type="float">
            <text:p>38035466</text:p>
          </table:table-cell>
          <table:table-cell office:value-type="float" office:value="38070950" calcext:value-type="float">
            <text:p>38070950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TUBG2</text:p>
          </table:table-cell>
          <table:table-cell office:value-type="string" calcext:value-type="string">
            <text:p>pericentriolar material, GTPase activity, cytosol, spindle microtubule 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8077519" calcext:value-type="float">
            <text:p>38077519</text:p>
          </table:table-cell>
          <table:table-cell table:style-name="ce2" office:value-type="float" office:value="38710043" calcext:value-type="float">
            <text:p>38710043</text:p>
          </table:table-cell>
          <table:table-cell table:style-name="ce2" office:value-type="string" calcext:value-type="string">
            <text:p>11.56</text:p>
          </table:table-cell>
          <table:table-cell table:style-name="ce2" office:value-type="string" calcext:value-type="string">
            <text:p>BRCA1</text:p>
          </table:table-cell>
          <table:table-cell table:style-name="ce2" office:value-type="string" calcext:value-type="string">
            <text:p>ubiquitin ligase complex, double-strand break repair via homologous recombination, transcription coactivator activity</text:p>
          </table:table-cell>
          <table:table-cell table:style-name="ce2" office:value-type="string" calcext:value-type="string">
            <text:p>DNA repair, cell cycle checkpoint control, and maintenance of genomic stability.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ND2</text:p>
          </table:table-cell>
          <table:table-cell office:value-type="string" calcext:value-type="string">
            <text:p>acrosomal membrane, early endosome, signal transduction, <text:s/>positive regulation of collateral sprouting, regulation of cell shap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AT1</text:p>
          </table:table-cell>
          <table:table-cell office:value-type="string" calcext:value-type="string">
            <text:p>zinc ion binding, oxidoreductase activity, oxidation-reduction proces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FI35</text:p>
          </table:table-cell>
          <table:table-cell office:value-type="string" calcext:value-type="string">
            <text:p>protein binding, nucleus, cytoso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PL27A</text:p>
          </table:table-cell>
          <table:table-cell office:value-type="string" calcext:value-type="string">
            <text:p>nuclear-transcribed mRNA catabolic process, nonsense-mediated decay, <text:s/>RNA binding, structural constituent of ribosome, endoplasmatic reticulum, cytoso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UNDC1</text:p>
          </table:table-cell>
          <table:table-cell office:value-type="string" calcext:value-type="string">
            <text:p>Rab GTPase binding, <text:s/>intracellular protein transport, activation of GTPase activity, <text:s/>intracellular protein transpor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ARSD1</text:p>
          </table:table-cell>
          <table:table-cell office:value-type="string" calcext:value-type="string">
            <text:p>nucleic acid binding, <text:s/>alanine-tRNA ligase activity, ATP binding, nucleu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G6PC</text:p>
          </table:table-cell>
          <table:table-cell office:value-type="string" calcext:value-type="string">
            <text:p>glucose-6-phosphatase activity, endoplasmic reticulum membrane, gluceneogenesis, integral component of membrane, glucose homeostasi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OC3</text:p>
          </table:table-cell>
          <table:table-cell office:value-type="string" calcext:value-type="string">
            <text:p>copper ion binding, calcium ion binding, cytoplasm, early endosome, endoplasmatic reticulum, golgi, plasma membra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OC2</text:p>
          </table:table-cell>
          <table:table-cell office:value-type="string" calcext:value-type="string">
            <text:p>catecholamine metabolic process, xenobiotic metabolic process, visual perception, cytoplasma, plasma membrane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PSME3</text:p>
          </table:table-cell>
          <table:table-cell table:style-name="ce2" office:value-type="string" calcext:value-type="string">
            <text:p>MAPK cascade, protein polyubiquitination, proteasome complex, p53 binding </text:p>
          </table:table-cell>
          <table:table-cell table:style-name="ce2" office:value-type="string" calcext:value-type="string">
            <text:p>Steroid receptor coactivator-3 (SRC3, or NCOA3; 601937) is an oncogene frequently amplified and overexpressed in breast cancer. 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CN1</text:p>
          </table:table-cell>
          <table:table-cell office:value-type="string" calcext:value-type="string">
            <text:p>autophagosome assembly, mitophagy, response to hypoxi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NTD1</text:p>
          </table:table-cell>
          <table:table-cell office:value-type="string" calcext:value-type="string">
            <text:p>reciprocal meiotic recombination, spermatogenesi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WNK4</text:p>
          </table:table-cell>
          <table:table-cell office:value-type="string" calcext:value-type="string">
            <text:p>protein serine/threonine kinase activity, ATP binding. Cytosol, bicellular tight junction, protein phosphorylation, ion transport, <text:s/>chloride transport.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PS25</text:p>
          </table:table-cell>
          <table:table-cell office:value-type="string" calcext:value-type="string">
            <text:p>ESCRT II complex, protein binding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AMP2</text:p>
          </table:table-cell>
          <table:table-cell office:value-type="string" calcext:value-type="string">
            <text:p>angiogenesis, vasculogenesis, andrenomedullin receptor activity, sprouting angiogenesi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ZH1</text:p>
          </table:table-cell>
          <table:table-cell office:value-type="string" calcext:value-type="string">
            <text:p>negative regulation of transcription by RNA polymerase II, chromosome, telomeric region, DNA-binding transcription factor activity, RNA polymerase II-specific, <text:s/>chromatin remodeling, transcription corepressor activit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NTNAP1</text:p>
          </table:table-cell>
          <table:table-cell office:value-type="string" calcext:value-type="string">
            <text:p>protein localization to paranode region of axon, SH3/SH2 adaptor activity, integral component of plasma membrane, cytoskeleton organization, positive regulation of signal transduction, integral component of membra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CR10</text:p>
          </table:table-cell>
          <table:table-cell office:value-type="string" calcext:value-type="string">
            <text:p>G protein-coupled receptor activity, endoplasmic reticulum, <text:s/>integral component of plasma membrane, 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PLEKHH3</text:p>
          </table:table-cell>
          <table:table-cell office:value-type="string" calcext:value-type="string">
            <text:p>extracellular space, cytoskeletion, signal transduction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678" calcext:value-type="float">
            <text:p>1678</text:p>
          </table:table-cell>
          <table:table-cell office:value-type="float" office:value="12" calcext:value-type="float">
            <text:p>12</text:p>
          </table:table-cell>
          <table:table-cell office:value-type="float" office:value="85450052" calcext:value-type="float">
            <text:p>85450052</text:p>
          </table:table-cell>
          <table:table-cell office:value-type="float" office:value="85962613" calcext:value-type="float">
            <text:p>85962613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Contains no gene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FECV-SVM</text:p>
          </table:table-cell>
          <table:table-cell office:value-type="float" office:value="1962" calcext:value-type="float">
            <text:p>1962</text:p>
          </table:table-cell>
          <table:table-cell office:value-type="float" office:value="16" calcext:value-type="float">
            <text:p>16</text:p>
          </table:table-cell>
          <table:table-cell office:value-type="float" office:value="21236038" calcext:value-type="float">
            <text:p>21236038</text:p>
          </table:table-cell>
          <table:table-cell office:value-type="float" office:value="21258019" calcext:value-type="float">
            <text:p>21258019</text:p>
          </table:table-cell>
          <table:table-cell/>
          <table:table-cell office:value-type="string" calcext:value-type="string">
            <text:p>CRYM-AS1</text:p>
          </table:table-cell>
          <table:table-cell office:value-type="string" calcext:value-type="string">
            <text:p>Product of a dubious CDS prediction. Probable non-coding RNA.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40361684" calcext:value-type="float">
            <text:p>40361684</text:p>
          </table:table-cell>
          <table:table-cell table:style-name="ce6" office:value-type="float" office:value="40520747" calcext:value-type="float">
            <text:p>40520747</text:p>
          </table:table-cell>
          <table:table-cell/>
          <table:table-cell office:value-type="string" calcext:value-type="string">
            <text:p>Uncharacterized protei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547" calcext:value-type="float">
            <text:p>2547</text:p>
          </table:table-cell>
          <table:table-cell office:value-type="float" office:value="20" calcext:value-type="float">
            <text:p>20</text:p>
          </table:table-cell>
          <table:table-cell office:value-type="float" office:value="69521" calcext:value-type="float">
            <text:p>69521</text:p>
          </table:table-cell>
          <table:table-cell office:value-type="float" office:value="189250" calcext:value-type="float">
            <text:p>189250</text:p>
          </table:table-cell>
          <table:table-cell/>
          <table:table-cell office:value-type="string" calcext:value-type="string">
            <text:p>DEFB132</text:p>
          </table:table-cell>
          <table:table-cell office:value-type="string" calcext:value-type="string">
            <text:p>Beta-defensin 132, related to innate immune response. Defense response to Gram-negative bacterium. Most defensins function by binding to the microbial cell membrane, and, once embedded, forming pore-like membrane defects that allow efflux of essential ions and nutrients.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FB12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EFB12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EFB127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EFB126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678" calcext:value-type="float">
            <text:p>1678</text:p>
          </table:table-cell>
          <table:table-cell office:value-type="float" office:value="12" calcext:value-type="float">
            <text:p>12</text:p>
          </table:table-cell>
          <table:table-cell office:value-type="float" office:value="84542006" calcext:value-type="float">
            <text:p>84542006</text:p>
          </table:table-cell>
          <table:table-cell office:value-type="float" office:value="85443011" calcext:value-type="float">
            <text:p>85443011</text:p>
          </table:table-cell>
          <table:table-cell/>
          <table:table-cell office:value-type="string" calcext:value-type="string">
            <text:p>MGAT4C</text:p>
          </table:table-cell>
          <table:table-cell office:value-type="string" calcext:value-type="string">
            <text:p>Alpha-1,3-mannosyl-glycoprotein 4-beta-N-acetylglucosaminyltransferase C. Aberrant expression of MGAT4A or MGAT4B is associated with pancreatic cancer (Ide Y et al, 2006; Kudo T et al , 2007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TS</text:p>
          </table:table-cell>
          <table:table-cell office:value-type="string" calcext:value-type="string">
            <text:p>Neurotensin/neuromedin N. Neuropeptide hormone activity. G protein-coupled receptor signaling pathway.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ASSF9</text:p>
          </table:table-cell>
          <table:table-cell office:value-type="string" calcext:value-type="string">
            <text:p>P-CIP1, a novel protein that interacts with the cytosolic domain of peptidylglycine alpha-amidating monooxygenase, is associated with endosomes.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77295422" calcext:value-type="float">
            <text:p>77295422</text:p>
          </table:table-cell>
          <table:table-cell table:style-name="ce6" office:value-type="float" office:value="77867327" calcext:value-type="float">
            <text:p>77867327</text:p>
          </table:table-cell>
          <table:table-cell/>
          <table:table-cell office:value-type="string" calcext:value-type="string">
            <text:p>NARS2</text:p>
          </table:table-cell>
          <table:table-cell office:value-type="string" calcext:value-type="string">
            <text:p>Probable asparagine--tRNA ligase, mitochondrial </text:p>
          </table:table-cell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4" office:value-type="string" calcext:value-type="string">
            <text:p>GAB2</text:p>
          </table:table-cell>
          <table:table-cell table:style-name="ce4" office:value-type="string" calcext:value-type="string">
            <text:p>Transmembrane receptor protein tyrosine kinase adaptor activity. Grb2-associated binder (Gab)2 functions downstream of a variety of receptor and cytoplasmic tyrosine kinases as a docking platform for specific signal transducers and performs important functions in both normal physiology and oncogenesis.</text:p>
          </table:table-cell>
          <table:table-cell table:style-name="ce4"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SP35</text:p>
          </table:table-cell>
          <table:table-cell office:value-type="string" calcext:value-type="string">
            <text:p>Ubiquitin carboxyl-terminal hydrolase </text:p>
          </table:table-cell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4" office:value-type="string" calcext:value-type="string">
            <text:p>KCTD21</text:p>
          </table:table-cell>
          <table:table-cell table:style-name="ce4" office:value-type="string" calcext:value-type="string">
            <text:p>Identification and characterization of KCASH2 and KCASH3, 2 novel Cullin3 adaptors suppressing histone deacetylase and Hedgehog activity in medulloblastoma. Medulloblastoma is the most common pediatric malignant brain tumor, arising from aberrant cerebellar precursors' development, a process mainly controlled by Hedgehog (Hh) signaling pathway.PMID:21472142</text:p>
          </table:table-cell>
          <table:table-cell table:style-name="ce4"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LG8</text:p>
          </table:table-cell>
          <table:table-cell office:value-type="string" calcext:value-type="string">
            <text:p>Probable dolichyl pyrophosphate Glc1Man9GlcNAc2 alpha-1,3-glucosyltransferase</text:p>
          </table:table-cell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4" office:value-type="string" calcext:value-type="string">
            <text:p>NDUFC2</text:p>
          </table:table-cell>
          <table:table-cell table:style-name="ce4" office:value-type="string" calcext:value-type="string">
            <text:p>NADH dehydrogenase [ubiquinone] 1 subunit C2 (NADH-ubiquinone oxidoreductase subunit B14.5b)(Complex I-B14.5b)(CI-B14.5b)(Human lung cancer oncogene 1 protein)(HLC-1) Source: UniProtKB/Swiss-Prot O95298</text:p>
          </table:table-cell>
          <table:table-cell table:style-name="ce4" table:number-columns-repeated="1016"/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5450052" calcext:value-type="float">
            <text:p>85450052</text:p>
          </table:table-cell>
          <table:table-cell table:style-name="ce6" office:value-type="float" office:value="85962613" calcext:value-type="float">
            <text:p>85962613</text:p>
          </table:table-cell>
          <table:table-cell/>
          <table:table-cell office:value-type="string" calcext:value-type="string">
            <text:p>Contains no gen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68667006" calcext:value-type="float">
            <text:p>68667006</text:p>
          </table:table-cell>
          <table:table-cell table:style-name="ce6" office:value-type="float" office:value="68679377" calcext:value-type="float">
            <text:p>68679377</text:p>
          </table:table-cell>
          <table:table-cell/>
          <table:table-cell office:value-type="string" calcext:value-type="string">
            <text:p>AC009022.10</text:p>
          </table:table-cell>
          <table:table-cell office:value-type="string" calcext:value-type="string">
            <text:p>Uncharacterized protein.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2649" calcext:value-type="float">
            <text:p>2649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60193218" calcext:value-type="float">
            <text:p>60193218</text:p>
          </table:table-cell>
          <table:table-cell table:style-name="ce7" office:value-type="float" office:value="60328797" calcext:value-type="float">
            <text:p>60328797</text:p>
          </table:table-cell>
          <table:table-cell table:style-name="ce4"/>
          <table:table-cell table:style-name="ce4" office:value-type="string" calcext:value-type="string">
            <text:p>LAMA5</text:p>
          </table:table-cell>
          <table:table-cell table:style-name="ce4" office:value-type="string" calcext:value-type="string">
            <text:p>Laminin subunit alpha-5. Recombinant human laminin-10 (alpha5beta1gamma1). Production, purification, and migration-promoting activity on vascular endothelial cells.</text:p>
          </table:table-cell>
          <table:table-cell table:style-name="ce4"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DRM1</text:p>
          </table:table-cell>
          <table:table-cell office:value-type="string" calcext:value-type="string">
            <text:p>Adhesion regulating molecule 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OSBPL2</text:p>
          </table:table-cell>
          <table:table-cell office:value-type="string" calcext:value-type="string">
            <text:p>Oxysterol-binding protein-related protein 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L354836.13</text:p>
          </table:table-cell>
          <table:table-cell office:value-type="string" calcext:value-type="string">
            <text:p>No information available.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66324844" calcext:value-type="float">
            <text:p>66324844</text:p>
          </table:table-cell>
          <table:table-cell table:style-name="ce6" office:value-type="float" office:value="67303969" calcext:value-type="float">
            <text:p>67303969</text:p>
          </table:table-cell>
          <table:table-cell/>
          <table:table-cell office:value-type="string" calcext:value-type="string">
            <text:p>AC040162.5</text:p>
          </table:table-cell>
          <table:table-cell office:value-type="string" calcext:value-type="string">
            <text:p>miRN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C020978.10-1</text:p>
          </table:table-cell>
          <table:table-cell office:value-type="string" calcext:value-type="string">
            <text:p>snRNA pseudoge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Y_RNA</text:p>
          </table:table-cell>
          <table:table-cell office:value-type="string" calcext:value-type="string">
            <text:p>misc_RN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NORA48</text:p>
          </table:table-cell>
          <table:table-cell office:value-type="string" calcext:value-type="string">
            <text:p>snoRNA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AC020978.10-2 </text:p>
          </table:table-cell>
          <table:table-cell office:value-type="string" calcext:value-type="string">
            <text:p>snoRNA_pseudogene</text:p>
            <text:p/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DH3</text:p>
          </table:table-cell>
          <table:table-cell office:value-type="string" calcext:value-type="string">
            <text:p>Cadherin-3. Cadherins are calcium-dependent cell adhesion proteins. They preferentially interact with themselves in a homophilic manner in connecting cells; cadherins may thus contribute to the sorting of heterogeneous cell types.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ZFP90</text:p>
          </table:table-cell>
          <table:table-cell office:value-type="string" calcext:value-type="string">
            <text:p>DNA-binding transcription factor activity, RNA polymerase II-specific </text:p>
          </table:table-cell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4" office:value-type="string" calcext:value-type="string">
            <text:p>SMPD3</text:p>
          </table:table-cell>
          <table:table-cell table:style-name="ce4" office:value-type="string" calcext:value-type="string">
            <text:p><text:s/>Sphingomyelin phosphodiesterase 3. Regulates the cell cycle by acting as a growth suppressor in confluent cells. Acts as a regulator of postnatal development and participates in bone and dentin mineralization. Overexpression enhances cell death, suggesting that it may be involved in apoptosis control.</text:p>
          </table:table-cell>
          <table:table-cell table:style-name="ce4" table:number-columns-repeated="1016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9133049" calcext:value-type="float">
            <text:p>69133049</text:p>
          </table:table-cell>
          <table:table-cell table:style-name="ce6" office:value-type="float" office:value="69809498" calcext:value-type="float">
            <text:p>69809498</text:p>
          </table:table-cell>
          <table:table-cell/>
          <table:table-cell office:value-type="string" calcext:value-type="string">
            <text:p>RP11-361F19.1</text:p>
          </table:table-cell>
          <table:table-cell office:value-type="string" calcext:value-type="string">
            <text:p>Uncharacterized protein.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AL391807.13-1</text:p>
          </table:table-cell>
          <table:table-cell office:value-type="string" calcext:value-type="string">
            <text:p>snoRNA_pseudogene</text:p>
            <text:p/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AI3</text:p>
          </table:table-cell>
          <table:table-cell office:value-type="string" calcext:value-type="string">
            <text:p>Uncharacterized protein.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3</text:p>
          </table:table-cell>
          <table:table-cell office:value-type="string" calcext:value-type="string">
            <text:p>snoRNA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08:49:49.785849538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7:43:33.985710930</meta:creation-date>
    <dc:date>2019-05-15T11:33:36.752580564</dc:date>
    <meta:editing-duration>PT34M</meta:editing-duration>
    <meta:editing-cycles>9</meta:editing-cycles>
    <meta:generator>LibreOffice/5.1.6.2$Linux_X86_64 LibreOffice_project/10m0$Build-2</meta:generator>
    <meta:document-statistic meta:table-count="1" meta:cell-count="258" meta:object-count="0"/>
  </office:meta>
</office:document-meta>
</file>